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1350" officeooo:paragraph-rsid="000d1350"/>
    </style:style>
    <style:style style:name="P2" style:family="paragraph" style:parent-style-name="Standard">
      <style:paragraph-properties fo:text-align="center" style:justify-single-word="false"/>
      <style:text-properties fo:font-size="18pt" officeooo:rsid="000edd11" officeooo:paragraph-rsid="000edd11" style:font-size-asian="18pt" style:font-size-complex="18pt"/>
    </style:style>
    <style:style style:name="P3" style:family="paragraph" style:parent-style-name="Standard">
      <style:text-properties fo:font-size="14pt" fo:font-weight="bold" officeooo:rsid="000d1350" officeooo:paragraph-rsid="000d135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officeooo:rsid="000edd11" officeooo:paragraph-rsid="000edd11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8pt" officeooo:rsid="0010a9a5" officeooo:paragraph-rsid="0010a9a5" style:font-size-asian="18pt" style:font-size-complex="18pt"/>
    </style:style>
    <style:style style:name="T1" style:family="text">
      <style:text-properties officeooo:rsid="0010a9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span text:style-name="T1">4</text:span></text:p>
      <text:p text:style-name="P5">Maze Navigation</text:p>
      <text:p text:style-name="P4">Luke Doman</text:p>
      <text:p text:style-name="P4">Team 10</text:p>
      <text:p text:style-name="P1"/>
      <text:p text:style-name="P3">Introduction</text:p>
      <text:p text:style-name="P3">Design Summary</text:p>
      <text:p text:style-name="P3">Performance Evaluation</text:p>
      <text:p text:style-name="P3"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1:08:14.806853118</meta:creation-date>
    <dc:date>2017-03-06T20:04:19.585389470</dc:date>
    <meta:editing-duration>PT6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4" meta:character-count="102" meta:non-whitespace-character-count="96"/>
  </office:meta>
</office:document-meta>
</file>